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5-10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5-07-1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5-04-1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5-01-2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4-10-2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4-07-0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4-04-0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4-01-2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3-10-1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3-07-2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3-04-12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3-01-23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2-10-1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2-04-12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2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1-10-2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1-07-21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1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1-01-2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0-10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0-07-2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0-04-0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20-01-13 0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9-10-0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9-07-1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9-04-01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9-01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8-10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8-07-3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8-04-12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8-01-08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7-10-04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7-04-0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7-01-24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6-10-1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6-07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6-04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6-01-16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5-10-1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5-07-1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5-04-2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5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4-10-0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4-07-25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4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4-01-08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3-10-02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3-07-0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3-04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3-01-0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2-10-09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2-07-09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2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2-04-0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2-01-2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1-10-0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1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1-04-12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0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1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9-10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9-10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9-04-0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9-01-1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8-10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8-07-1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8-04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8-01-1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7-10-0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7-07-0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7-04-0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7-01-0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6-10-0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6-07-06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6-04-05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6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5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5-07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5-04-0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5-01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4-10-1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4-07-1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4-01-2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3-10-2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3-07-1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3-04-0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3-01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2-11-0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2-07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2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1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1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0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0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0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200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9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9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8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8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8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8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7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7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7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6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6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6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5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5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4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4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4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4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3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3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3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3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2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2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2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1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1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9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9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8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8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8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7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6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5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3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3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2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2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1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80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9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8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8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7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7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7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6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6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6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5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5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5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5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4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4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4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3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3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3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2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2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2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1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1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1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1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0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0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70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9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9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9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9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8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8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8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7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7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7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7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6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6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6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5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5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5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5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4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4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4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3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3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3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2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2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2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1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0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0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6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59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59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58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58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5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541</text:p>
          </table:table-cell>
          <table:table-cell office:value-type="string" calcext:value-type="string">
            <text:p>05S/02W-19DCC</text:p>
          </table:table-cell>
          <table:table-cell office:value-type="string" calcext:value-type="string">
            <text:p>1957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8" meta:object-count="0"/>
    <meta:user-defined meta:name="AppVersion">3.0</meta:user-defined>
  </office:meta>
</office:document-meta>
</file>